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Quality of ODA (QuODA) - Reducing Burden</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rb2012</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Mehr Details zum QUODA Index finden sich hier http://www.cgdev.org/page/quality-oda-quoda.</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For more details about this indicator please consult the QUODA website.http://www.cgdev.org/page/quality-oda-quoda.</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0.5,0.15,-0.15,-0.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Z</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5" calcext:value-type="float">
            <text:p>0.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5" calcext:value-type="date">
            <text:p>10/1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pc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Center for Global Development, Quality of ODA</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10203" calcext:value-type="float">
            <text:p>-0.10203</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11545" calcext:value-type="float">
            <text:p>-0.11545</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0.58573" calcext:value-type="float">
            <text:p>-0.58573</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17043" calcext:value-type="float">
            <text:p>-0.17043</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44128" calcext:value-type="float">
            <text:p>0.44128</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0.189532" calcext:value-type="float">
            <text:p>0.189532</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004023" calcext:value-type="float">
            <text:p>0.004023</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40713" calcext:value-type="float">
            <text:p>-0.40713</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24465" calcext:value-type="float">
            <text:p>-0.24465</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099753" calcext:value-type="float">
            <text:p>0.099753</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0.607059" calcext:value-type="float">
            <text:p>0.607059</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0.768281" calcext:value-type="float">
            <text:p>0.768281</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0.83753" calcext:value-type="float">
            <text:p>-0.8375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36363" calcext:value-type="float">
            <text:p>-0.36363</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39854" calcext:value-type="float">
            <text:p>-0.39854</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0.884061" calcext:value-type="float">
            <text:p>0.884061</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0.074211" calcext:value-type="float">
            <text:p>0.074211</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074623" calcext:value-type="float">
            <text:p>0.074623</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305161" calcext:value-type="float">
            <text:p>0.305161</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611719" calcext:value-type="float">
            <text:p>0.611719</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0.45896" calcext:value-type="float">
            <text:p>-0.45896</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389093" calcext:value-type="float">
            <text:p>0.389093</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35285" calcext:value-type="float">
            <text:p>0.835285</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81986" calcext:value-type="float">
            <text:p>-0.81986</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05334" calcext:value-type="float">
            <text:p>-0.05334</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209603" calcext:value-type="float">
            <text:p>0.209603</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68342" calcext:value-type="float">
            <text:p>-0.68342</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0.65952" calcext:value-type="float">
            <text:p>-0.6595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281052" calcext:value-type="float">
            <text:p>0.281052</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